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8.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2" style:family="table-cell" style:parent-style-name="Default" style:data-style-name="N41">
      <style:table-cell-properties fo:border="0.06pt solid #000000"/>
      <style:text-properties fo:font-size="10pt" style:font-size-asian="10pt" style:font-size-complex="10pt"/>
    </style:style>
    <style:style style:name="ce13" style:family="table-cell" style:parent-style-name="Default" style:data-style-name="N44">
      <style:table-cell-properties fo:border="0.06pt solid #000000"/>
      <style:text-properties fo:font-size="10pt" style:font-size-asian="10pt" style:font-size-complex="10pt"/>
    </style:style>
    <style:style style:name="ce22" style:family="table-cell" style:parent-style-name="Default" style:data-style-name="N41">
      <style:table-cell-properties style:text-align-source="fix" style:repeat-content="false" fo:border="0.06pt solid #000000"/>
      <style:paragraph-properties fo:text-align="end" fo:margin-left="0cm"/>
      <style:text-properties fo:font-size="10pt" style:font-size-asian="10pt" style:font-size-complex="10pt"/>
    </style:style>
    <style:style style:name="ce15" style:family="table-cell" style:parent-style-name="Default" style:data-style-name="N41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41"/>
    <style:style style:name="ce26" style:family="table-cell" style:parent-style-name="Default" style:data-style-name="N41">
      <style:text-properties fo:font-size="10pt" style:font-size-asian="10pt" style:font-size-complex="10pt"/>
    </style:style>
    <style:style style:name="ce17" style:family="table-cell" style:parent-style-name="Default" style:data-style-name="N4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6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 tâche</text:p>
          </table:table-cell>
          <table:table-cell table:style-name="ce3" office:value-type="string" calcext:value-type="string">
            <text:p>Temps estimé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Temps restant</text:p>
          </table:table-cell>
          <table:table-cell table:style-name="ce3" office:value-type="string" calcext:value-type="string">
            <text:p>Avanceme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éflexion</text:p>
          </table:table-cell>
          <table:table-cell table:style-name="ce2"/>
          <table:table-cell table:style-name="ce2" office:value-type="string" calcext:value-type="string">
            <text:p>bien comprendre le sujet</text:p>
          </table:table-cell>
          <table:table-cell table:style-name="ce11"/>
          <table:table-cell table:style-name="ce12" office:value-type="time" office:time-value="PT01H08M00S" calcext:value-type="time">
            <text:p>01:08:00</text:p>
          </table:table-cell>
          <table:table-cell table:style-name="ce12" office:value-type="time" office:time-value="PT00H00M00S" calcext:value-type="time">
            <text:p>00:00:00</text:p>
          </table:table-cell>
          <table:table-cell table:style-name="ce11" table:formula="of:=[.E2]/([.E2]+[.F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conception</text:p>
          </table:table-cell>
          <table:table-cell table:style-name="ce2" office:value-type="string" calcext:value-type="string">
            <text:p>conception MCD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1H00M00S" calcext:value-type="time">
            <text:p>01:00:00</text:p>
          </table:table-cell>
          <table:table-cell table:style-name="ce13" table:formula="of:=[.D3]-[.E3]" office:value-type="time" office:time-value="PT00H00M00S" calcext:value-type="time">
            <text:p>00:00:00</text:p>
          </table:table-cell>
          <table:table-cell table:style-name="ce11" table:formula="of:=[.E3]/([.E3]+[.F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Base avec MPD avec toutes les contraintes et enum</text:p>
          </table:table-cell>
          <table:table-cell table:number-columns-repeated="2" table:style-name="ce13" office:value-type="time" office:time-value="PT00H15M00S" calcext:value-type="time">
            <text:p>00:15:00</text:p>
          </table:table-cell>
          <table:table-cell table:style-name="ce13" table:formula="of:=[.D4]-[.E4]" office:value-type="time" office:time-value="PT00H00M00S" calcext:value-type="time">
            <text:p>00:00:00</text:p>
          </table:table-cell>
          <table:table-cell table:style-name="ce11" table:formula="of:=[.E4]/([.E4]+[.F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sertion des données de test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5]-[.E5]" office:value-type="time" office:time-value="PT00H00M00S" calcext:value-type="time">
            <text:p>00:00:00</text:p>
          </table:table-cell>
          <table:table-cell table:style-name="ce11" table:formula="of:=[.E5]/([.E5]+[.F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correction</text:p>
          </table:table-cell>
          <table:table-cell table:style-name="ce2" office:value-type="string" calcext:value-type="string">
            <text:p>Correction à fai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2H00M00S" calcext:value-type="time">
            <text:p>02:0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6]/([.E6]+[.F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orthographe</text:p>
          </table:table-cell>
          <table:table-cell table:style-name="ce2" office:value-type="string" calcext:value-type="string">
            <text:p>orthographe de l’affichag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7]-[.E7]" office:value-type="time" office:time-value="PT00H00M00S" calcext:value-type="time">
            <text:p>00:00:00</text:p>
          </table:table-cell>
          <table:table-cell table:style-name="ce11" table:formula="of:=[.E7]/([.E7]+[.F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BaseModel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8]-[.E8]" office:value-type="time" office:time-value="PT00H00M00S" calcext:value-type="time">
            <text:p>00:00:00</text:p>
          </table:table-cell>
          <table:table-cell table:style-name="ce11" table:formula="of:=[.E8]/([.E8]+[.F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Utilisateu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6" office:value-type="time" office:time-value="PT00H15M00S" calcext:value-type="time">
            <text:p>00:1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9]/([.E9]+[.F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Categorie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0]/([.E10]+[.F1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Employé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1]/([.E11]+[.F1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uppl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2]/([.E12]+[.F1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liste employé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5M00S" calcext:value-type="time">
            <text:p>00:05:00</text:p>
          </table:table-cell>
          <table:table-cell table:style-name="ce13" table:formula="of:=[.D13]-[.E13]" office:value-type="time" office:time-value="PT00H00M00S" calcext:value-type="time">
            <text:p>00:00:00</text:p>
          </table:table-cell>
          <table:table-cell table:style-name="ce11" table:formula="of:=[.E13]/([.E13]+[.F1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tEmploye &amp; Ge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9M00S" calcext:value-type="time">
            <text:p>00:0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4]/([.E14]+[.F1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Pointage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6" office:value-type="time" office:time-value="PT00H27M00S" calcext:value-type="time">
            <text:p>00:27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5]/([.E15]+[.F1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pos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6]/([.E16]+[.F1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6" office:value-type="time" office:time-value="PT01H29M00S" calcext:value-type="time">
            <text:p>01:2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7]/([.E17]+[.F1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x supp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24M00S" calcext:value-type="time">
            <text:p>00:24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8]/([.E18]+[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jore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3M00S" calcext:value-type="time">
            <text:p>00:33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9]/([.E19]+[.F1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utes pag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onfiguration des autorisation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0]-[.E20]" office:value-type="time" office:time-value="PT00H00M00S" calcext:value-type="time">
            <text:p>00:00:00</text:p>
          </table:table-cell>
          <table:table-cell table:style-name="ce11" table:formula="of:=[.E20]/([.E20]+[.F2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insertion des pointage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28M00S" calcext:value-type="time">
            <text:p>00:28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1]/([.E21]+[.F2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Mobile first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22]-[.E22]" office:value-type="time" office:time-value="PT00H00M00S" calcext:value-type="time">
            <text:p>00:00:00</text:p>
          </table:table-cell>
          <table:table-cell table:style-name="ce11" table:formula="of:=[.E22]/([.E22]+[.F2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exporter PDF Paie</text:p>
          </table:table-cell>
          <table:table-cell table:style-name="ce12" office:value-type="time" office:time-value="PT00H35M00S" calcext:value-type="time">
            <text:p>00:35:00</text:p>
          </table:table-cell>
          <table:table-cell table:style-name="ce26" office:value-type="time" office:time-value="PT00H41M00S" calcext:value-type="time">
            <text:p>00:41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3]/([.E23]+[.F2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hangement affichag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4]-[.E24]" office:value-type="time" office:time-value="PT00H00M00S" calcext:value-type="time">
            <text:p>00:00:00</text:p>
          </table:table-cell>
          <table:table-cell table:style-name="ce11" table:formula="of:=[.E24]/([.E24]+[.F2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 changement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5]/([.E25]+[.F2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Fiche de pai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6]-[.E26]" office:value-type="time" office:time-value="PT00H00M00S" calcext:value-type="time">
            <text:p>00:00:00</text:p>
          </table:table-cell>
          <table:table-cell table:style-name="ce11" table:formula="of:=[.E26]/([.E26]+[.F2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Pai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5M00S" calcext:value-type="time">
            <text:p>00:3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7]/([.E27]+[.F2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Employé avec montant total à payer</text:p>
          </table:table-cell>
          <table:table-cell table:style-name="ce12" office:value-type="time" office:time-value="PT00H15M00S" calcext:value-type="time">
            <text:p>00:15:00</text:p>
          </table:table-cell>
          <table:table-cell table:style-name="ce13" office:value-type="time" office:time-value="PT00H22M00S" calcext:value-type="time">
            <text:p>00:22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8]/([.E28]+[.F2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Statistique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29]-[.E29]" office:value-type="time" office:time-value="PT00H00M00S" calcext:value-type="time">
            <text:p>00:00:00</text:p>
          </table:table-cell>
          <table:table-cell table:style-name="ce11" table:formula="of:=[.E29]/([.E29]+[.F2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Statistiques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27M00S" calcext:value-type="time">
            <text:p>00:27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30]/([.E30]+[.F3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Statistiques catégorie employé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2" office:value-type="time" office:time-value="PT01H30M00S" calcext:value-type="time">
            <text:p>01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31]/([.E31]+[.F3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insertion de heur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heck que nombre heures ≥ a et ≤ b</text:p>
          </table:table-cell>
          <table:table-cell table:number-columns-repeated="2" table:style-name="ce12" office:value-type="time" office:time-value="PT00H10M00S" calcext:value-type="time">
            <text:p>00:10:00</text:p>
          </table:table-cell>
          <table:table-cell table:style-name="ce13" table:formula="of:=[.D32]-[.E32]" office:value-type="time" office:time-value="PT00H00M00S" calcext:value-type="time">
            <text:p>00:00:00</text:p>
          </table:table-cell>
          <table:table-cell table:style-name="ce11" table:formula="of:=[.E32]/([.E32]+[.F3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Mise à jour pointage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2" office:value-type="time" office:time-value="PT00H00M00S" calcext:value-type="time">
            <text:p>00:00:00</text:p>
          </table:table-cell>
          <table:table-cell table:style-name="ce11" table:formula="of:=[.E33]/([.E33]+[.F3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8" table:number-columns-repeated="2"/>
          <table:table-cell table:style-name="ce22" table:number-columns-repeated="2"/>
          <table:table-cell table:style-name="ce12"/>
          <table:table-cell table:style-name="ce11"/>
          <table:table-cell table:style-name="ce29" table:number-columns-repeated="1017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Total</text:p>
          </table:table-cell>
          <table:table-cell table:style-name="ce15" table:formula="of:=SUM([.D3:.D33])" office:value-type="time" office:time-value="PT11H05M00S" calcext:value-type="time">
            <text:p>11:05:00</text:p>
          </table:table-cell>
          <table:table-cell table:style-name="ce15" table:formula="of:=SUM([.E2:.E33])" office:value-type="time" office:time-value="PT17H01M00S" calcext:value-type="time">
            <text:p>17:01:00</text:p>
          </table:table-cell>
          <table:table-cell table:style-name="ce17" table:formula="of:=SUM([.F2:.F33])" office:value-type="time" office:time-value="PT00H00M00S" calcext:value-type="time">
            <text:p>00:00:00</text:p>
          </table:table-cell>
          <table:table-cell table:style-name="ce18" table:formula="of:=[.E35]/([.E35]+[.F35])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4">
          <table:table-cell table:style-name="ce2" table:number-columns-repeated="3"/>
          <table:table-cell table:style-name="ce12" table:number-columns-repeated="3"/>
          <table:table-cell table:style-name="ce11"/>
          <table:table-cell table:number-columns-repeated="1017"/>
        </table:table-row>
        <table:table-row table:style-name="ro2">
          <table:table-cell table:number-columns-repeated="4"/>
          <table:table-cell table:style-name="ce12" table:number-columns-repeated="2"/>
          <table:table-cell table:style-name="ce11"/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4:49:48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0T22:47:13.508000000</meta:creation-date>
    <dc:date>2021-07-06T15:11:55.206000000</dc:date>
    <meta:editing-duration>P1DT9H23M10S</meta:editing-duration>
    <meta:editing-cycles>192</meta:editing-cycles>
    <meta:generator>LibreOffice/7.0.4.2$Windows_X86_64 LibreOffice_project/dcf040e67528d9187c66b2379df5ea4407429775</meta:generator>
    <meta:document-statistic meta:table-count="1" meta:cell-count="234" meta:object-count="0"/>
  </office:meta>
</office:document-meta>
</file>